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7.36pt"/>
    </style:style>
    <style:style style:name="co2" style:family="table-column">
      <style:table-column-properties fo:break-before="auto" style:column-width="198.45pt"/>
    </style:style>
    <style:style style:name="co3" style:family="table-column">
      <style:table-column-properties fo:break-before="auto" style:column-width="124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9.15pt" fo:break-before="auto" style:use-optimal-row-height="false"/>
    </style:style>
    <style:style style:name="ro2" style:family="table-row">
      <style:table-row-properties style:row-height="50.71pt" fo:break-before="auto" style:use-optimal-row-height="true"/>
    </style:style>
    <style:style style:name="ro3" style:family="table-row">
      <style:table-row-properties style:row-height="58.11pt" fo:break-before="auto" style:use-optimal-row-height="false"/>
    </style:style>
    <style:style style:name="ro4" style:family="table-row">
      <style:table-row-properties style:row-height="74.6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6e6e6" style:cell-protect="none" style:print-content="true" fo:wrap-option="wrap" style:vertical-align="middle"/>
      <style:text-properties fo:color="#000000" style:font-name="Arial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5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6e6e6" style:cell-protect="none" style:print-content="true" fo:wrap-option="wrap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99" style:vertical-align="middle"/>
    </style:style>
    <style:style style:name="ce10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loext:table-protection loext:select-protected-cells="true" loext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6"/>
        <table:table-row table:style-name="ro1">
          <table:table-cell table:style-name="ce1" office:value-type="string" calcext:value-type="string">
            <text:p>Big Data, Map Reduce y TPCx-HS</text:p>
          </table:table-cell>
          <table:table-cell table:style-name="ce7"/>
          <table:table-cell table:style-name="ce10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La ejecución del benchmark TPCx-HS consiste en:</text:p>
          </table:table-cell>
          <table:table-cell table:style-name="ce8" office:value-type="string" calcext:value-type="string">
            <text:p>2 ejecuciones del programa y en cada ejecución se realizan 5 fases.</text:p>
          </table:table-cell>
          <table:table-cell table:style-name="ce8" office:value-type="string" calcext:value-type="string">
            <text:p>2 ejecuciones del programa y en la segunda ejecución sólo se realizan 4 fases.</text:p>
          </table:table-cell>
          <table:table-cell table:style-name="ce8" office:value-type="string" calcext:value-type="string">
            <text:p>Una única ejecución del programa que realiza 10 fases.</text:p>
          </table:table-cell>
          <table:table-cell table:style-name="ce8" office:value-type="string" calcext:value-type="string">
            <text:p>Ninguna de las anteriores es correcta.</text:p>
          </table:table-cell>
          <table:table-cell table:style-name="ce11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4" office:value-type="string" calcext:value-type="string">
            <text:p>¿Cuáles son las 3 V's de Big Data? (las tres principales)</text:p>
          </table:table-cell>
          <table:table-cell table:style-name="ce8" office:value-type="string" calcext:value-type="string">
            <text:p>Volumen (cada vez hay más datos a procesar), velocidad (procesar más datos en menos tiempo) y variedad (los datos provienen de varias fuentes).</text:p>
          </table:table-cell>
          <table:table-cell table:style-name="ce8" office:value-type="string" calcext:value-type="string">
            <text:p>Volumen (cada vez hay más datos a procesar), velocidad (procesar más datos en menos tiempo) y visualización (que los datos se vean bien).</text:p>
          </table:table-cell>
          <table:table-cell table:style-name="ce8" office:value-type="string" calcext:value-type="string">
            <text:p>Ninguna de las respuestas es correcta.</text:p>
          </table:table-cell>
          <table:table-cell table:style-name="ce8" office:value-type="string" calcext:value-type="string">
            <text:p>Volumen (cada vez hay más datos a procesar), veracidad(que los datos sean verdad) y visualización (provienen de varias fuentes).</text:p>
          </table:table-cell>
          <table:table-cell table:style-name="ce11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En relación a Hadoop:</text:p>
          </table:table-cell>
          <table:table-cell table:style-name="ce8" office:value-type="string" calcext:value-type="string">
            <text:p>Ninguna de las respuestas es correcta.</text:p>
          </table:table-cell>
          <table:table-cell table:style-name="ce8" office:value-type="string" calcext:value-type="string">
            <text:p>Es un software libre que incluye una implementacion de map reduce</text:p>
          </table:table-cell>
          <table:table-cell table:style-name="ce8" office:value-type="string" calcext:value-type="string">
            <text:p>Hadoop es un software privado de Google.</text:p>
          </table:table-cell>
          <table:table-cell table:style-name="ce8" office:value-type="string" calcext:value-type="string">
            <text:p>Hadoop es una versión de Spark.</text:p>
          </table:table-cell>
          <table:table-cell table:style-name="ce11" office:value-type="string" calcext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Sobre el funcionamiento de MapReduce:</text:p>
          </table:table-cell>
          <table:table-cell table:style-name="ce8" office:value-type="string" calcext:value-type="string">
            <text:p>Ninguna de las respuestas es correcta.</text:p>
          </table:table-cell>
          <table:table-cell table:style-name="ce8" office:value-type="string" calcext:value-type="string">
            <text:p>La función map se aplica antes que la función reduce.</text:p>
          </table:table-cell>
          <table:table-cell table:style-name="ce8" office:value-type="string" calcext:value-type="string">
            <text:p>Map Reduce es un framework de programación a bajo nivel.</text:p>
          </table:table-cell>
          <table:table-cell table:style-name="ce8" office:value-type="string" calcext:value-type="string">
            <text:p>El maestro solamente se encarga de asignar los reducers a los nodos.</text:p>
          </table:table-cell>
          <table:table-cell table:style-name="ce11" office:value-type="string" calcext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5 (opcional)</text:p>
          </table:table-cell>
          <table:table-cell table:number-columns-repeated="4" table:style-name="ce8" office:value-type="string" calcext:value-type="string">
            <text:p>Poner aquí una de las posibles respuestas a la pregunta 5.</text:p>
          </table:table-cell>
          <table:table-cell table:style-name="ce11"/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6 (opcional)</text:p>
          </table:table-cell>
          <table:table-cell table:number-columns-repeated="4" table:style-name="ce8" office:value-type="string" calcext:value-type="string">
            <text:p>Poner aquí una de las posibles respuestas a la pregunta 6.</text:p>
          </table:table-cell>
          <table:table-cell table:style-name="ce12"/>
          <table:table-cell table:number-columns-repeated="37"/>
        </table:table-row>
        <table:table-row table:style-name="ro4">
          <table:table-cell table:style-name="ce5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9" table:number-columns-repeated="5"/>
          <table:table-cell table:number-columns-repeated="37"/>
        </table:table-row>
        <table:table-row table:style-name="ro4" table:number-rows-repeated="197">
          <table:table-cell table:style-name="ce6" table:number-columns-repeated="6"/>
          <table:table-cell table:number-columns-repeated="37"/>
        </table:table-row>
        <table:table-row table:style-name="ro4" table:number-rows-repeated="1631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Big Data, Map Reduce y TPCx-HS" calcext:value-type="string">
            <text:p>Big Data, Map Reduce y TPCx-HS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La ejecución del benchmark TPCx-HS consiste en:" calcext:value-type="string">
            <text:p>La ejecución del benchmark TPCx-HS consiste en:</text:p>
          </table:table-cell>
          <table:table-cell table:formula="of:=[Cuestiones.B3]" office:value-type="string" office:string-value="2 ejecuciones del programa y en cada ejecución se realizan 5 fases." calcext:value-type="string">
            <text:p>2 ejecuciones del programa y en cada ejecución se realizan 5 fases.</text:p>
          </table:table-cell>
          <table:table-cell table:formula="of:=[Cuestiones.C3]" office:value-type="string" office:string-value="2 ejecuciones del programa y en la segunda ejecución sólo se realizan 4 fases." calcext:value-type="string">
            <text:p>2 ejecuciones del programa y en la segunda ejecución sólo se realizan 4 fases.</text:p>
          </table:table-cell>
          <table:table-cell table:formula="of:=[Cuestiones.D3]" office:value-type="string" office:string-value="Una única ejecución del programa que realiza 10 fases." calcext:value-type="string">
            <text:p>Una única ejecución del programa que realiza 10 fases.</text:p>
          </table:table-cell>
          <table:table-cell table:formula="of:=[Cuestiones.E3]" office:value-type="string" office:string-value="Ninguna de las anteriores es correcta." calcext:value-type="string">
            <text:p>Ninguna de las anteriores es correcta.</text:p>
          </table:table-cell>
          <table:table-cell table:formula="of:=[Cuestiones.F3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4]" office:value-type="string" office:string-value="¿Cuáles son las 3 V's de Big Data? (las tres principales)" calcext:value-type="string">
            <text:p>¿Cuáles son las 3 V's de Big Data? (las tres principales)</text:p>
          </table:table-cell>
          <table:table-cell table:formula="of:=[Cuestiones.B4]" office:value-type="string" office:string-value="Volumen (cada vez hay más datos a procesar), velocidad (procesar más datos en menos tiempo) y variedad (los datos provienen de varias fuentes)." calcext:value-type="string">
            <text:p>Volumen (cada vez hay más datos a procesar), velocidad (procesar más datos en menos tiempo) y variedad (los datos provienen de varias fuentes).</text:p>
          </table:table-cell>
          <table:table-cell table:formula="of:=[Cuestiones.C4]" office:value-type="string" office:string-value="Volumen (cada vez hay más datos a procesar), velocidad (procesar más datos en menos tiempo) y visualización (que los datos se vean bien)." calcext:value-type="string">
            <text:p>Volumen (cada vez hay más datos a procesar), velocidad (procesar más datos en menos tiempo) y visualización (que los datos se vean bien).</text:p>
          </table:table-cell>
          <table:table-cell table:formula="of:=[Cuestiones.D4]" office:value-type="string" office:string-value="Ninguna de las respuestas es correcta." calcext:value-type="string">
            <text:p>Ninguna de las respuestas es correcta.</text:p>
          </table:table-cell>
          <table:table-cell table:formula="of:=[Cuestiones.E4]" office:value-type="string" office:string-value="Volumen (cada vez hay más datos a procesar), veracidad(que los datos sean verdad) y visualización (provienen de varias fuentes)." calcext:value-type="string">
            <text:p>Volumen (cada vez hay más datos a procesar), veracidad(que los datos sean verdad) y visualización (provienen de varias fuentes).</text:p>
          </table:table-cell>
          <table:table-cell table:formula="of:=[Cuestiones.F4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5]" office:value-type="string" office:string-value="En relación a Hadoop:" calcext:value-type="string">
            <text:p>En relación a Hadoop:</text:p>
          </table:table-cell>
          <table:table-cell table:formula="of:=[Cuestiones.B5]" office:value-type="string" office:string-value="Ninguna de las respuestas es correcta." calcext:value-type="string">
            <text:p>Ninguna de las respuestas es correcta.</text:p>
          </table:table-cell>
          <table:table-cell table:formula="of:=[Cuestiones.C5]" office:value-type="string" office:string-value="Es un software libre que incluye una implementacion de map reduce" calcext:value-type="string">
            <text:p>Es un software libre que incluye una implementacion de map reduce</text:p>
          </table:table-cell>
          <table:table-cell table:formula="of:=[Cuestiones.D5]" office:value-type="string" office:string-value="Hadoop es un software privado de Google." calcext:value-type="string">
            <text:p>Hadoop es un software privado de Google.</text:p>
          </table:table-cell>
          <table:table-cell table:formula="of:=[Cuestiones.E5]" office:value-type="string" office:string-value="Hadoop es una versión de Spark." calcext:value-type="string">
            <text:p>Hadoop es una versión de Spark.</text:p>
          </table:table-cell>
          <table:table-cell table:formula="of:=[Cuestiones.F5]" office:value-type="string" office:string-value="B" calcext:value-type="string">
            <text:p>B</text:p>
          </table:table-cell>
        </table:table-row>
        <table:table-row table:style-name="ro6">
          <table:table-cell table:formula="of:=[Cuestiones.A6]" office:value-type="string" office:string-value="Sobre el funcionamiento de MapReduce:" calcext:value-type="string">
            <text:p>Sobre el funcionamiento de MapReduce:</text:p>
          </table:table-cell>
          <table:table-cell table:formula="of:=[Cuestiones.B6]" office:value-type="string" office:string-value="Ninguna de las respuestas es correcta." calcext:value-type="string">
            <text:p>Ninguna de las respuestas es correcta.</text:p>
          </table:table-cell>
          <table:table-cell table:formula="of:=[Cuestiones.C6]" office:value-type="string" office:string-value="La función map se aplica antes que la función reduce." calcext:value-type="string">
            <text:p>La función map se aplica antes que la función reduce.</text:p>
          </table:table-cell>
          <table:table-cell table:formula="of:=[Cuestiones.D6]" office:value-type="string" office:string-value="Map Reduce es un framework de programación a bajo nivel." calcext:value-type="string">
            <text:p>Map Reduce es un framework de programación a bajo nivel.</text:p>
          </table:table-cell>
          <table:table-cell table:formula="of:=[Cuestiones.E6]" office:value-type="string" office:string-value="El maestro solamente se encarga de asignar los reducers a los nodos." calcext:value-type="string">
            <text:p>El maestro solamente se encarga de asignar los reducers a los nodos.</text:p>
          </table:table-cell>
          <table:table-cell table:formula="of:=[Cuestiones.F6]" office:value-type="string" office:string-value="B" calcext:value-type="string">
            <text:p>B</text:p>
          </table:table-cell>
        </table:table-row>
        <table:table-row table:style-name="ro6">
          <table:table-cell table:formula="of:=[Cuestiones.A7]" office:value-type="string" office:string-value="Poner aquí la pregunta 5 (opcional)" calcext:value-type="string">
            <text:p>Poner aquí la pregunta 5 (opcional)</text:p>
          </table:table-cell>
          <table:table-cell table:formula="of:=[Cuestiones.B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C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D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E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F7]" office:value-type="float" office:value="0" calcext:value-type="float">
            <text:p>0</text:p>
          </table:table-cell>
        </table:table-row>
        <table:table-row table:style-name="ro6">
          <table:table-cell table:formula="of:=[Cuestiones.A8]" office:value-type="string" office:string-value="Poner aquí la pregunta 6 (opcional)" calcext:value-type="string">
            <text:p>Poner aquí la pregunta 6 (opcional)</text:p>
          </table:table-cell>
          <table:table-cell table:formula="of:=[Cuestiones.B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6:15:36.6736010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6:15:36.956834294</meta:creation-date>
    <meta:editing-duration>P0D</meta:editing-duration>
    <meta:editing-cycles>1</meta:editing-cycles>
    <meta:generator>LibreOffice/5.0.5.2$Linux_X86_64 LibreOffice_project/00m0$Build-2</meta:generator>
    <meta:document-statistic meta:table-count="2" meta:cell-count="90" meta:object-count="0"/>
  </office:meta>
</office:document-meta>
</file>